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>GERER variable suscess ds Diag activité SysML</text:p>
            <text:p text:style-name="P5"/>
            <text:p text:style-name="P5">OK RmDV. Faut juste enlever la bricole de décalage de 12. Taffer côter KEIL pour permettre un affinage de la durée. Par exemple sur 1mn. Puis sur 1h...</text:p>
            <text:p text:style-name="P5"/>
            <text:p text:style-name="P5">!! tout passer en int pour passer 9h !! reprendre en profondeur la gestion time stamp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<text:s/>SGw : bouton Wup change d'affichage. Faire plusieurs mode exemple</text:p>
            <text:p text:style-name="P5"><text:span text:style-name="T3">Mode test </text:span>: <text:s/>D1:00 <text:s/>D2:65 D3:10 <text:s text:c="3"/>D4:99 D5: 00</text:p>
            <text:p text:style-name="P5"><text:span text:style-name="T3">Mode normal :</text:span> </text:p>
            <text:p text:style-name="P5">-Date HMI</text:p>
            <text:p text:style-name="P6">Mode rmDv</text:p>
            <text:p text:style-name="P5">-Date Stamp</text:p>
            <text:p text:style-name="P5">-Temp status ex <text:span text:style-name="T2">Salon 18,5/Tr1 </text:span>ou <text:span text:style-name="T2">Entr 18,5/OK</text:span>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20T15:29:09.11</dc:date>
    <meta:editing-duration>P9DT3M3S</meta:editing-duration>
    <meta:editing-cycles>164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2" meta:paragraph-count="25" meta:word-count="215" meta:character-count="1232"/>
    <meta:user-defined meta:name="Info 1"/>
    <meta:user-defined meta:name="Info 2"/>
    <meta:user-defined meta:name="Info 3"/>
    <meta:user-defined meta:name="Info 4"/>
  </office:meta>
</office:document-meta>
</file>